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style:paragraph-properties fo:margin-left="0cm" fo:margin-right="0cm" fo:orphans="2" fo:widows="2" fo:text-indent="1cm" style:auto-text-indent="false" style:page-number="auto" fo:background-color="transparent" style:writing-mode="lr-tb"/>
    </style:style>
    <style:style style:name="P2" style:family="paragraph" style:parent-style-name="Header">
      <style:paragraph-properties fo:margin-left="0cm" fo:margin-right="0.635cm" fo:text-indent="0cm" style:auto-text-indent="false"/>
    </style:style>
    <style:style style:name="P3" style:family="paragraph" style:parent-style-name="Contents_20_1">
      <style:paragraph-properties>
        <style:tab-stops>
          <style:tab-stop style:position="15.998cm" style:type="right" style:leader-style="dotted" style:leader-text="."/>
        </style:tab-stops>
      </style:paragraph-properties>
    </style:style>
    <style:style style:name="P4" style:family="paragraph" style:parent-style-name="Heading_20_1" style:master-page-name="Standard">
      <style:paragraph-properties style:page-number="auto"/>
    </style:style>
    <style:style style:name="P5" style:family="paragraph" style:parent-style-name="Akapit_5f_podstawowy">
      <style:paragraph-properties fo:margin-left="0cm" fo:margin-right="0cm" fo:text-indent="0cm" style:auto-text-indent="false"/>
    </style:style>
    <style:style style:name="P6" style:family="paragraph" style:parent-style-name="Cytat_5f_podstawowy">
      <style:paragraph-properties fo:text-align="center" style:justify-single-word="false"/>
    </style:style>
    <style:style style:name="P7"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officeooo:rsid="0004643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start text:name="__RefHeading___Toc221_1907633160"/>KORDIAN<text:bookmark-end text:name="__RefHeading___Toc221_1907633160"/></text:h>
      <text:h text:style-name="Heading_20_2" text:outline-level="2"><text:bookmark-start text:name="__RefHeading___Toc223_1907633160"/>WSTĘP<text:bookmark-end text:name="__RefHeading___Toc223_1907633160"/></text:h>
      <text:p text:style-name="Akapit_5f_podstawowy"><text:s/>"Kordian " został napisany <text:s text:c="2"/>w 1833 roku w Szwajcarii, wydany zaś anonimowo w Paryżu w 1834 r. W podtytule autor umieścił informacje : spisek koronacyjny, pierwsza część trylogii. Wypadki będące tłem wydarzeń w "Kordianie " rozegrały się w Warszawie w nocy z 24 na 25 maja 1829 roku , kiedy to do stolicy przybył następca cara Aleksandra, młodszy brat Konstantego Mikołaj, aby koronować się na króla Polski. </text:p>
      <text:p text:style-name="Akapit_5f_podstawowy"><text:s/>Spiskowcy działali w porozumieniu z wpływowymi osobistościami ówczesnego życia politycznego , wśród których główną rolę odgrywał Julian Ursyn Niemcewicz. Ludzie ci w ostatniej chwili, obawiając się konsekwencji, odmówili udziału w spisku.</text:p>
      <text:p text:style-name="Standard"/>
      <text:h text:style-name="Heading_20_2" text:outline-level="2"><text:bookmark-start text:name="__RefHeading___Toc225_1907633160"/>KRYTYKA WODZÓW POWSTANIA LISTOPADOWEGO W "PRZYGOTOWANIU "<text:bookmark-end text:name="__RefHeading___Toc225_1907633160"/></text:h>
      <text:p text:style-name="Standard"/>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 , <text:s/>a więc nie ma zamiaru szukać pomocy wśród chłopów, jest za stary na przywódcę, nieudolny w działaniu. Z atramentu zaczerpniętego z kałamarza Talleyranda, który niestety blednie, rodzi <text:s text:c="2"/>się książę Adam Czartoryski. Jego dyplomatyczne zabiegi o uzyskanie <text:s/>poparcia dla <text:s/>powstania na zachodzie okazały się bezowocne. Jest to jedyna postać, dla której poeta <text:s/>znalazł słowa uznania "mimo czary wyszedł jakiś człowiek godny ". <text:s/>Natomiast Jan Skrzynecki bezmyślnie zlekceważył plany wojenne zdolnego stratega, generała Prądzyńskiego, które mogły przynieść powstańcom zwycięstwo. Skrzynecki unikał też walki z wrogiem. Skrytykowany został również Julian <text:s/>Ursyn Niemcewicz. Poeta zarzuca mu konserwatyzm, który jest tym ba<text:span text:style-name="T1">z</text:span>rdziej zgubny , że autor "Śpiewów historycznych " cieszył się dużym autorytetem w społeczeństwie.</text:p>
      <text:p text:style-name="Standard"/>
      <text:p text:style-name="Standard"/>
      <text:p text:style-name="Akapit_5f_podstawowy">Także Joachim Lelewel, przywódca emigracyjnego Komitetu Narodowego Polskiego, nie znalazł uznania w oczach Słowackiego. Lelewel <text:soft-page-break/>niezaprzeczalnie posiada dużą wiedzę książkową, ale traci czas na rozpamiętywanie "czy lepiej jest, kiedy jest król? czy kiedy go nie ma ",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5"/>
      <text:p text:style-name="P6"><text:s/>"On z krwi na wierzch wypłynie – to zdrajca!<text:line-break/>A gdy zabrzmi nad miastem dział huk, <text:s text:c="2"/><text:line-break/>On rycerzy ginących porzuci<text:line-break/>Z arki kraju wyleci jak kruk, <text:s text:c="2"/><text:line-break/>Strząśnie skrzydła, do arki nie wróci...<text:line-break/>Kraj <text:span text:style-name="T1">przydany</text:span> on wyda pod miecz ".</text:p>
      <text:p text:style-name="Standard"/>
      <text:h text:style-name="Heading_20_2" text:outline-level="2"><text:bookmark-start text:name="__RefHeading___Toc227_1907633160"/>KRYTYKA IDEI SZLACHECKIEGO REWOLUCJONIZMU W "KORDIANIE "<text:bookmark-end text:name="__RefHeading___Toc227_1907633160"/></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Cytat_5f_podstawowy"/>
      <text:p text:style-name="Cytat_5f_podstawowy"><text:s/>"Boże zdejm z mego serca jaskółczy niepokój, <text:s text:c="2"/><text:line-break/>Daj życiu duszę i cel duszy wyprorokuj... ".</text:p>
      <text:p text:style-name="Standard"/>
      <text:p text:style-name="Akapit_5f_podstawowy">Stary sługa Grzegorz, dawny żołnierz napoleoński, opowiada chłopcu najpierw żartobliwą bajkę o Janku co " psom szył buty ",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Pierwszym etapem jego podróży jest Londyn. Anglia była mu dotąd znana jedynie z literatury. Rzeczywistość, którą ma teraz okazję obserwować, jest <text:soft-page-break/>zupełnie inna. Prawo można oszukać, kryjąc się przed wierzycielami, zaszczyty i uznanie można kupić. Kolejne rozczarowanie przeżywa Kordian we Włoszech.</text:p>
      <text:p text:style-name="Standard"/>
      <text:p text:style-name="Standard"/>
      <text:p text:style-name="Akapit_5f_podstawowy">Zachowanie się Wioletty powoduje, że Kordian przestaje wierzyć w romantyczną, wyidealizowaną miłość. Okazuje się bowiem, że uczucie kobiety można także kupić.</text:p>
      <text:p text:style-name="Akapit_5f_podstawowy">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 Kordian przybywa do Polski i postanawia zabić cara. Na placu Zamkowym tłum obserwuje orszak koronacyjny cara, który koronuje się w katedrze.</text:p>
      <text:p text:style-name="Standard"/>
      <text:p text:style-name="Standard"/>
      <text:h text:style-name="Heading_20_2" text:outline-level="2"><text:bookmark-start text:name="__RefHeading___Toc229_1907633160"/>CECHY ARTYSTYCZNE DRAMATU<text:bookmark-end text:name="__RefHeading___Toc229_1907633160"/></text:h>
      <text:p text:style-name="Standard"/>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text:s/>i rodzajów – opowiadania Grzegorza mają charakter epicki, monolog Kordiana ma charakter liryczny. W "Kordianie " mamy do czynienia z tzw. kompozycją otwartą, poszczególne sceny są ze sobą tylko luźno powiązane, najczęściej osobą głównego bohatera.</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text:a xlink:type="simple" xlink:href="#__RefHeading___Toc221_1907633160" text:style-name="Index_20_Link" text:visited-style-name="Index_20_Link">KORDIAN<text:tab/>1</text:a></text:p>
          <text:p text:style-name="P7"><text:a xlink:type="simple" xlink:href="#__RefHeading___Toc223_1907633160" text:style-name="Index_20_Link" text:visited-style-name="Index_20_Link">WSTĘP<text:tab/>1</text:a></text:p>
          <text:p text:style-name="P7"><text:a xlink:type="simple" xlink:href="#__RefHeading___Toc225_1907633160" text:style-name="Index_20_Link" text:visited-style-name="Index_20_Link">KRYTYKA WODZÓW POWSTANIA LISTOPADOWEGO W "PRZYGOTOWANIU"<text:tab/>1</text:a></text:p>
          <text:p text:style-name="P7"><text:soft-page-break/><text:a xlink:type="simple" xlink:href="#__RefHeading___Toc227_1907633160" text:style-name="Index_20_Link" text:visited-style-name="Index_20_Link">KRYTYKA IDEI SZLACHECKIEGO REWOLUCJONIZMU W "KORDIANIE"<text:tab/>2</text:a></text:p>
          <text:p text:style-name="P7"><text:a xlink:type="simple" xlink:href="#__RefHeading___Toc229_1907633160" text:style-name="Index_20_Link" text:visited-style-name="Index_20_Link">CECHY ARTYSTYCZNE DRAMATU<text:tab/>3</text:a></text:p>
        </text:index-body>
      </text:table-of-content>
      <text:h text:style-name="Heading_20_3" text:outline-level="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Akapit_5f_podstawowy" style:display-name="Akapit_podstawowy" style:family="paragraph" style:parent-style-name="Standard">
      <loext:graphic-properties draw:fill="none"/>
      <style:paragraph-properties fo:margin-left="0cm" fo:margin-right="0cm" fo:margin-top="0.199cm" fo:margin-bottom="0.199cm" loext:contextual-spacing="false" fo:orphans="2" fo:widows="2" fo:text-indent="1.199cm" style:auto-text-indent="false" fo:background-color="transparent" style:writing-mode="lr-tb"/>
      <style:text-properties fo:font-size="14pt"/>
    </style:style>
    <style:style style:name="Cytat_5f_podstawowy" style:display-name="Cytat_podstawowy" style:family="paragraph" style:parent-style-name="Standard" style:master-page-name="">
      <style:paragraph-properties fo:margin-top="0.101cm" fo:margin-bottom="0.101cm" loext:contextual-spacing="false" fo:text-align="center" style:justify-single-word="false" style:page-number="auto" style:shadow="none" style:writing-mode="lr-tb"/>
      <style:text-properties fo:font-size="12pt" fo:font-style="italic" style:font-size-asian="9pt" style:font-style-asian="italic" style:font-size-complex="9pt" style:font-style-complex="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09T10:23:08.150079662</dc:date>
    <meta:editing-cycles>3</meta:editing-cycles>
    <meta:editing-duration>PT12M33S</meta:editing-duration>
    <meta:generator>LibreOffice/5.4.0.3$Linux_X86_64 LibreOffice_project/40m0$Build-3</meta:generator>
    <meta:document-statistic meta:table-count="0" meta:image-count="0" meta:object-count="0" meta:page-count="4" meta:paragraph-count="24" meta:word-count="908" meta:character-count="6540" meta:non-whitespace-character-count="5627"/>
  </office:meta>
</office:document-meta>
</file>